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7965f" style:font-name-asian="Nimbus Mono L"/>
    </style:style>
    <style:style style:name="P2" style:family="paragraph" style:parent-style-name="Standard">
      <style:text-properties style:font-name="Nimbus Mono L" officeooo:paragraph-rsid="0007965f"/>
    </style:style>
    <style:style style:name="P3" style:family="paragraph" style:parent-style-name="Preformatted_20_Text">
      <style:text-properties style:font-name="Nimbus Mono L" officeooo:rsid="0007e423" officeooo:paragraph-rsid="0007965f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4808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ff9b8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2636b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a76d6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adc3a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b0160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34c094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6a33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9b47a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ba8ca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f0d2e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00dbe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2a2e3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45e4a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4d687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5ef1c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70ba8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ad30c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b682a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4bc043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2d1664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5576ed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0b7483"/>
    </style:style>
    <style:style style:name="T5" style:family="text">
      <style:text-properties officeooo:rsid="0026b38e"/>
    </style:style>
    <style:style style:name="T6" style:family="text">
      <style:text-properties officeooo:rsid="002845fb"/>
    </style:style>
    <style:style style:name="T7" style:family="text">
      <style:text-properties fo:color="#008000" style:font-name="DejaVu Sans Mono" fo:font-size="11.3999996185303pt" fo:font-weight="bold"/>
    </style:style>
    <style:style style:name="T8" style:family="text">
      <style:text-properties officeooo:rsid="0007e423" style:font-name-asian="Nimbus Mono L"/>
    </style:style>
    <style:style style:name="T9" style:family="text">
      <style:text-properties fo:font-weight="bold" officeooo:rsid="002a76d6" style:font-weight-asian="bold" style:font-weight-complex="bold"/>
    </style:style>
    <style:style style:name="T10" style:family="text">
      <style:text-properties fo:font-weight="bold" officeooo:rsid="0034c094" style:font-weight-asian="bold" style:font-weight-complex="bold"/>
    </style:style>
    <style:style style:name="T11" style:family="text">
      <style:text-properties fo:font-weight="bold" officeooo:rsid="003ba8ca" style:font-weight-asian="bold" style:font-weight-complex="bold"/>
    </style:style>
    <style:style style:name="T12" style:family="text">
      <style:text-properties fo:font-weight="bold" officeooo:rsid="00400dbe" style:font-weight-asian="bold" style:font-weight-complex="bold"/>
    </style:style>
    <style:style style:name="T13" style:family="text">
      <style:text-properties fo:font-weight="bold" officeooo:rsid="004ad30c" style:font-weight-asian="bold" style:font-weight-complex="bold"/>
    </style:style>
    <style:style style:name="T14" style:family="text">
      <style:text-properties fo:font-weight="bold" officeooo:rsid="004b682a" style:font-weight-asian="bold" style:font-weight-complex="bold"/>
    </style:style>
    <style:style style:name="T15" style:family="text">
      <style:text-properties fo:font-weight="bold" officeooo:rsid="004bc043" style:font-weight-asian="bold" style:font-weight-complex="bold"/>
    </style:style>
    <style:style style:name="T16" style:family="text">
      <style:text-properties officeooo:rsid="003251e2"/>
    </style:style>
    <style:style style:name="T17" style:family="text">
      <style:text-properties officeooo:rsid="0039b47a"/>
    </style:style>
    <style:style style:name="T18" style:family="text">
      <style:text-properties fo:color="#808080" fo:font-size="11.3999996185303pt" fo:font-style="italic"/>
    </style:style>
    <style:style style:name="T19" style:family="text">
      <style:text-properties fo:color="#808080" fo:font-size="11.3999996185303pt" fo:font-style="italic" officeooo:rsid="0045ef1c"/>
    </style:style>
    <style:style style:name="T20" style:family="text">
      <style:text-properties fo:color="#800000"/>
    </style:style>
    <style:style style:name="T21" style:family="text">
      <style:text-properties fo:color="#800000" officeooo:rsid="001b00f3"/>
    </style:style>
    <style:style style:name="T22" style:family="text">
      <style:text-properties fo:color="#800000" officeooo:rsid="001ff9b8"/>
    </style:style>
    <style:style style:name="T23" style:family="text">
      <style:text-properties fo:color="#800000" officeooo:rsid="004d3c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夏志丽 </text:p>
      <text:p text:style-name="P2"><text:span text:style-name="T8">模块名:人员调动</text:span><text:span text:style-name="T7">staffmove</text:span></text:p>
      <text:p text:style-name="P3"><text:tab/>导航下拉名_1:人员调动</text:p>
      <text:p text:style-name="P3"><text:tab/><text:tab/>导航名_1:<text:bookmark-start text:name="__DdeLink__1368_1114225884"/>人员<text:bookmark-end text:name="__DdeLink__1368_1114225884"/>调动申请</text:p>
      <text:p text:style-name="P7"><text:tab/><text:tab/><text:tab/><text:span text:style-name="T20">功能名字_1:列表</text:span> <text:s/>功能类型:网格 (有网格/树形/编辑可选)<text:span text:style-name="T9">staffmovementapply/v1/list</text:span></text:p>
      <text:p text:style-name="P3"><text:tab/><text:tab/><text:tab/><text:tab/>字段名称_<text:span text:style-name="T1">1</text:span>:<text:bookmark-start text:name="__DdeLink__970_1826826792"/>填写人<text:bookmark-end text:name="__DdeLink__970_1826826792"/></text:p>
      <text:p text:style-name="P3"><text:tab/><text:tab/><text:tab/><text:tab/>字段名称_<text:span text:style-name="T1">2</text:span>:<text:bookmark-start text:name="__DdeLink__972_1826826792"/>需求类型<text:bookmark-end text:name="__DdeLink__972_1826826792"/></text:p>
      <text:p text:style-name="P3"><text:tab/><text:tab/><text:tab/><text:tab/>字段名称_<text:span text:style-name="T2">3</text:span>:<text:bookmark-start text:name="__DdeLink__975_1826826792"/>调动原因<text:bookmark-end text:name="__DdeLink__975_1826826792"/></text:p>
      <text:p text:style-name="P3"><text:tab/><text:tab/><text:tab/><text:tab/>字段名称_<text:span text:style-name="T2">4</text:span>:<text:bookmark-start text:name="__DdeLink__978_1826826792"/>调动人员<text:bookmark-end text:name="__DdeLink__978_1826826792"/></text:p>
      <text:p text:style-name="P3"><text:tab/><text:tab/><text:tab/><text:tab/>字段名称_<text:span text:style-name="T3">5</text:span>:<text:bookmark-start text:name="__DdeLink__983_1826826792"/>地区<text:bookmark-end text:name="__DdeLink__983_1826826792"/><text:tab/><text:tab/><text:tab/><text:tab/></text:p>
      <text:p text:style-name="P3"><text:tab/><text:tab/><text:tab/><text:tab/>字段名称_<text:span text:style-name="T3">6</text:span>:<text:bookmark-start text:name="__DdeLink__986_1826826792"/>项目<text:bookmark-end text:name="__DdeLink__986_1826826792"/></text:p>
      <text:p text:style-name="P3"><text:tab/><text:tab/><text:tab/><text:tab/>字段名称_<text:span text:style-name="T3">7</text:span>:<text:bookmark-start text:name="__DdeLink__991_1826826792"/>部门<text:bookmark-end text:name="__DdeLink__991_1826826792"/></text:p>
      <text:p text:style-name="P3"><text:tab/><text:tab/><text:tab/><text:tab/>字段名称_<text:span text:style-name="T3">8</text:span>:<text:bookmark-start text:name="__DdeLink__994_1826826792"/>岗位<text:bookmark-end text:name="__DdeLink__994_1826826792"/>层级</text:p>
      <text:p text:style-name="P3"><text:tab/><text:tab/><text:tab/><text:tab/>字段名称_<text:span text:style-name="T3">9</text:span>:<text:bookmark-start text:name="__DdeLink__996_1826826792"/><text:bookmark-start text:name="__DdeLink__528_1993623062"/>技能<text:bookmark-end text:name="__DdeLink__996_1826826792"/><text:bookmark-end text:name="__DdeLink__528_1993623062"/>情况</text:p>
      <text:p text:style-name="P3"><text:tab/><text:tab/><text:tab/><text:tab/>字段名称_<text:span text:style-name="T4">10</text:span>:调往地区</text:p>
      <text:p text:style-name="P3"><text:tab/><text:tab/><text:tab/><text:tab/>字段名称_<text:span text:style-name="T4">11</text:span>:<text:bookmark-start text:name="__DdeLink__1370_1114225884"/>调往<text:bookmark-end text:name="__DdeLink__1370_1114225884"/>项目</text:p>
      <text:p text:style-name="P3"><text:tab/><text:tab/><text:tab/><text:tab/>字段名称_<text:span text:style-name="T4">12</text:span>:特殊要求</text:p>
      <text:p text:style-name="P3"><text:tab/><text:tab/><text:tab/><text:tab/>字段名称_<text:span text:style-name="T4">13</text:span>:<text:bookmark-start text:name="__DdeLink__1372_1114225884"/>计划<text:bookmark-end text:name="__DdeLink__1372_1114225884"/>到岗时间</text:p>
      <text:p text:style-name="P3"><text:tab/><text:tab/><text:tab/><text:tab/>字段名称_<text:span text:style-name="T4">14</text:span>:<text:bookmark-start text:name="__DdeLink__1374_1114225884"/>实际到岗时间<text:bookmark-end text:name="__DdeLink__1374_1114225884"/></text:p>
      <text:p text:style-name="P3"><text:tab/><text:tab/><text:tab/><text:tab/>字段名称_<text:span text:style-name="T4">15</text:span>:<text:bookmark-start text:name="__DdeLink__1376_1114225884"/>备注<text:bookmark-end text:name="__DdeLink__1376_1114225884"/></text:p>
      <text:p text:style-name="P3"><text:tab/><text:tab/><text:tab/><text:tab/>字段名称_<text:span text:style-name="T4">16</text:span>:规划模块<text:bookmark-start text:name="__DdeLink__1378_1114225884"/>审核人<text:bookmark-end text:name="__DdeLink__1378_1114225884"/></text:p>
      <text:p text:style-name="P8"><text:tab/><text:tab/><text:tab/><text:tab/>字段名称_<text:span text:style-name="T4">17</text:span>:规划模块<text:bookmark-start text:name="__DdeLink__1380_1114225884"/><text:bookmark-start text:name="__DdeLink__2415_2142078553"/>审核<text:bookmark-end text:name="__DdeLink__1380_1114225884"/><text:bookmark-end text:name="__DdeLink__2415_2142078553"/>意见</text:p>
      <text:p text:style-name="P9"><text:tab/><text:tab/><text:tab/><text:tab/>字段名称_<text:span text:style-name="T4">18</text:span>:预算模块<text:bookmark-start text:name="__DdeLink__1378_11142258842"/>审核人<text:bookmark-end text:name="__DdeLink__1378_11142258842"/></text:p>
      <text:p text:style-name="P9"><text:tab/><text:tab/><text:tab/><text:tab/>字段名称_<text:span text:style-name="T4">19</text:span>:预算模块<text:bookmark-start text:name="__DdeLink__1380_11142258842"/><text:bookmark-start text:name="__DdeLink__2415_21420785532"/>审核<text:bookmark-end text:name="__DdeLink__1380_11142258842"/><text:bookmark-end text:name="__DdeLink__2415_21420785532"/>意见</text:p>
      <text:p text:style-name="P9"><text:tab/><text:tab/><text:tab/><text:tab/>字段名称_<text:span text:style-name="T16">20</text:span>:原决策层<text:bookmark-start text:name="__DdeLink__1378_11142258843"/>审核人<text:bookmark-end text:name="__DdeLink__1378_11142258843"/></text:p>
      <text:p text:style-name="P24"><text:tab/><text:tab/><text:tab/><text:tab/>字段名称_<text:span text:style-name="T16">21</text:span>:原决策层<text:bookmark-start text:name="__DdeLink__1380_11142258843"/><text:bookmark-start text:name="__DdeLink__2415_21420785533"/>审核<text:bookmark-end text:name="__DdeLink__1380_11142258843"/><text:bookmark-end text:name="__DdeLink__2415_21420785533"/>意见</text:p>
      <text:p text:style-name="P25"><text:tab/><text:tab/><text:tab/><text:tab/>字段名称_<text:span text:style-name="T16">21</text:span>:原决策层是否同意调动</text:p>
      <text:p text:style-name="P9"><text:tab/><text:tab/><text:tab/><text:tab/>字段名称_<text:span text:style-name="T16">22</text:span>:调往决策层<text:bookmark-start text:name="__DdeLink__1378_11142258844"/>审核人<text:bookmark-end text:name="__DdeLink__1378_11142258844"/></text:p>
      <text:p text:style-name="P9"><text:tab/><text:tab/><text:tab/><text:tab/>字段名称_<text:span text:style-name="T16">23</text:span>:调往决策层<text:bookmark-start text:name="__DdeLink__1380_11142258844"/><text:bookmark-start text:name="__DdeLink__2415_21420785534"/>审核<text:bookmark-end text:name="__DdeLink__1380_11142258844"/><text:bookmark-end text:name="__DdeLink__2415_21420785534"/>意见</text:p>
      <text:p text:style-name="P25"><text:tab/><text:tab/><text:tab/><text:tab/>字段名称_<text:span text:style-name="T16">21</text:span>:调往决策层是否同意调动</text:p>
      <text:p text:style-name="P9"><text:tab/><text:tab/><text:tab/><text:tab/>字段名称_<text:span text:style-name="T16">24</text:span>:总经办<text:bookmark-start text:name="__DdeLink__1378_11142258845"/>审核人<text:bookmark-end text:name="__DdeLink__1378_11142258845"/></text:p>
      <text:p text:style-name="P9"><text:tab/><text:tab/><text:tab/><text:tab/>字段名称_<text:span text:style-name="T16">25</text:span>:总经办<text:bookmark-start text:name="__DdeLink__2415_21420785535"/><text:bookmark-start text:name="__DdeLink__1380_11142258845"/>审核<text:bookmark-end text:name="__DdeLink__2415_21420785535"/><text:bookmark-end text:name="__DdeLink__1380_11142258845"/>意见</text:p>
      <text:p text:style-name="P3"><text:tab/><text:tab/><text:tab/><text:tab/></text:p>
      <text:p text:style-name="P3"><text:tab/><text:tab/><text:tab/><text:tab/><text:tab/><text:tab/><text:tab/></text:p>
      <text:p text:style-name="P10"><text:tab/><text:tab/><text:tab/><text:span text:style-name="T20">功能名字_</text:span><text:span text:style-name="T21">2</text:span><text:span text:style-name="T20">:添加</text:span> <text:s/>功能类型:编辑 (有网格/树形/编辑可选)<text:span text:style-name="T10">staffmovementapply/v1/add</text:span></text:p>
      <text:p text:style-name="P4"><text:tab/><text:tab/><text:tab/><text:tab/>字段名称_<text:span text:style-name="T1">1</text:span>:<text:bookmark-start text:name="__DdeLink__970_18268267921"/>填写人<text:bookmark-end text:name="__DdeLink__970_18268267921"/> <text:s text:c="6"/>标签类型：文本框 必填</text:p>
      <text:p text:style-name="P4"><text:tab/><text:tab/><text:tab/><text:tab/>字段名称_<text:span text:style-name="T1">2</text:span>:<text:bookmark-start text:name="__DdeLink__972_18268267921"/>需求类型<text:bookmark-end text:name="__DdeLink__972_18268267921"/> <text:s text:c="5"/>标签类型：文本框 必填</text:p>
      <text:p text:style-name="P4"><text:tab/><text:tab/><text:tab/><text:tab/>字段名称_<text:span text:style-name="T2">3</text:span>:<text:bookmark-start text:name="__DdeLink__975_18268267921"/>调动原因<text:bookmark-end text:name="__DdeLink__975_18268267921"/> <text:s text:c="5"/>标签类型：文本框 必填</text:p>
      <text:p text:style-name="P4"><text:tab/><text:tab/><text:tab/><text:tab/>字段名称_<text:span text:style-name="T2">4</text:span>:<text:bookmark-start text:name="__DdeLink__978_18268267921"/>调动人员<text:bookmark-end text:name="__DdeLink__978_18268267921"/> <text:s text:c="5"/>标签类型：文本框 必填 </text:p>
      <text:p text:style-name="P4"><text:tab/><text:tab/><text:tab/><text:tab/>字段名称_<text:span text:style-name="T3">5</text:span><text:bookmark-start text:name="__DdeLink__983_18268267921"/>:<text:bookmark-end text:name="__DdeLink__983_18268267921"/>地区 <text:s text:c="9"/>标签类型：手填下拉框 必填</text:p>
      <text:p text:style-name="P4"><text:s text:c="3"/><text:tab/><text:tab/><text:tab/><text:tab/>字段名称_<text:span text:style-name="T3">6</text:span>:<text:bookmark-start text:name="__DdeLink__986_18268267921"/>项目<text:bookmark-end text:name="__DdeLink__986_18268267921"/> <text:s text:c="9"/>标签类型：文本框 必填</text:p>
      <text:p text:style-name="P11"><text:tab/><text:tab/><text:tab/><text:tab/>字段名称_<text:span text:style-name="T3">7</text:span>:<text:bookmark-start text:name="__DdeLink__991_18268267921"/>部门<text:bookmark-end text:name="__DdeLink__991_18268267921"/> <text:s text:c="9"/>标签类型： 手填下拉框 必填</text:p>
      <text:p text:style-name="P11"><text:tab/><text:tab/><text:tab/><text:tab/>字段名称_<text:span text:style-name="T3">8</text:span>:<text:bookmark-start text:name="__DdeLink__994_18268267921"/>岗位<text:bookmark-end text:name="__DdeLink__994_18268267921"/>层级 <text:s text:c="6"/>标签类型： 手填下拉框 必填</text:p>
      <text:p text:style-name="P4"><text:tab/><text:tab/><text:tab/><text:tab/>字段名称_<text:span text:style-name="T3">9</text:span>:<text:bookmark-start text:name="__DdeLink__996_18268267921"/><text:bookmark-start text:name="__DdeLink__528_19936230621"/>技能<text:bookmark-end text:name="__DdeLink__996_18268267921"/><text:bookmark-end text:name="__DdeLink__528_19936230621"/>情况 <text:s text:c="6"/>标签类型：文本框 必填</text:p>
      <text:p text:style-name="P4"><text:tab/><text:tab/><text:tab/><text:tab/>字段名称_<text:span text:style-name="T4">10</text:span>:调往地区 <text:s text:c="5"/>标签类型：手填下拉框 必填</text:p>
      <text:p text:style-name="P4"><text:tab/><text:tab/><text:tab/><text:tab/>字段名称_<text:span text:style-name="T4">11</text:span>:<text:bookmark-start text:name="__DdeLink__1370_11142258841"/>调往<text:bookmark-end text:name="__DdeLink__1370_11142258841"/>项目 <text:s text:c="5"/>标签类型：文本框 必填</text:p>
      <text:p text:style-name="P4"><text:tab/><text:tab/><text:tab/><text:tab/>字段名称_<text:span text:style-name="T4">12</text:span>:特殊要求 <text:s text:c="5"/>标签类型：文本框 必填</text:p>
      <text:p text:style-name="P4"><text:tab/><text:tab/><text:tab/><text:tab/>字段名称_<text:span text:style-name="T4">13</text:span>:<text:bookmark-start text:name="__DdeLink__1372_11142258841"/>计划<text:bookmark-end text:name="__DdeLink__1372_11142258841"/>到岗时间 <text:s text:c="2"/>标签类型：日期框（yyyy<text:span text:style-name="T17">-MM-dd</text:span>） 必填</text:p>
      <text:p text:style-name="P12"><text:tab/><text:tab/><text:tab/><text:tab/>字段名称_<text:span text:style-name="T4">14</text:span>:<text:bookmark-start text:name="__DdeLink__1374_11142258841"/>实际到岗时间<text:bookmark-end text:name="__DdeLink__1374_11142258841"/> <text:s text:c="2"/>标签类型：日期框（yyyy<text:span text:style-name="T17">-MM-dd</text:span>） 必填</text:p>
      <text:p text:style-name="P4"><text:tab/><text:tab/><text:tab/><text:tab/>字段名称_<text:span text:style-name="T4">15</text:span>:<text:bookmark-start text:name="__DdeLink__1376_11142258841"/>备注<text:bookmark-end text:name="__DdeLink__1376_11142258841"/> <text:s text:c="9"/>标签类型：文本框 </text:p>
      <text:p text:style-name="P4"><text:tab/><text:tab/><text:tab/><text:tab/></text:p>
      <text:p text:style-name="P4"/>
      <text:p text:style-name="P13"><text:tab/><text:tab/><text:tab/><text:span text:style-name="T20">功能名字_</text:span><text:span text:style-name="T22">3</text:span><text:span text:style-name="T20">:修改</text:span> <text:s/>功能类型:编辑 (有网格/树形/编辑可选)<text:span text:style-name="T11">staffmovementapply/v1/edit</text:span></text:p>
      <text:p text:style-name="P14"><text:tab/><text:tab/><text:tab/><text:tab/>字段名称_<text:span text:style-name="T1">1</text:span>:<text:bookmark-start text:name="__DdeLink__970_182682679211"/>填写人<text:bookmark-end text:name="__DdeLink__970_182682679211"/> <text:s text:c="6"/>标签类型：文本框 必填</text:p>
      <text:p text:style-name="P14"><text:tab/><text:tab/><text:tab/><text:tab/>字段名称_<text:span text:style-name="T1">2</text:span>:<text:bookmark-start text:name="__DdeLink__972_182682679211"/>需求类型<text:bookmark-end text:name="__DdeLink__972_182682679211"/> <text:s text:c="5"/>标签类型：文本框 必填</text:p>
      <text:p text:style-name="P14"><text:tab/><text:tab/><text:tab/><text:tab/>字段名称_<text:span text:style-name="T2">3</text:span>:<text:bookmark-start text:name="__DdeLink__975_182682679211"/>调动原因<text:bookmark-end text:name="__DdeLink__975_182682679211"/> <text:s text:c="5"/>标签类型：文本框 必填</text:p>
      <text:p text:style-name="P14"><text:tab/><text:tab/><text:tab/><text:tab/>字段名称_<text:span text:style-name="T2">4</text:span>:<text:bookmark-start text:name="__DdeLink__978_182682679211"/>调动人员<text:bookmark-end text:name="__DdeLink__978_182682679211"/> <text:s text:c="5"/>标签类型：文本框 必填 </text:p>
      <text:p text:style-name="P14"><text:soft-page-break/><text:tab/><text:tab/><text:tab/><text:tab/>字段名称_<text:span text:style-name="T3">5</text:span><text:bookmark-start text:name="__DdeLink__983_182682679211"/>:<text:bookmark-end text:name="__DdeLink__983_182682679211"/>地区 <text:s text:c="9"/>标签类型：手填下拉框 必填</text:p>
      <text:p text:style-name="P14"><text:s text:c="3"/><text:tab/><text:tab/><text:tab/><text:tab/>字段名称_<text:span text:style-name="T3">6</text:span>:<text:bookmark-start text:name="__DdeLink__986_182682679211"/>项目<text:bookmark-end text:name="__DdeLink__986_182682679211"/> <text:s text:c="9"/>标签类型：文本框 必填</text:p>
      <text:p text:style-name="P14"><text:tab/><text:tab/><text:tab/><text:tab/>字段名称_<text:span text:style-name="T3">7</text:span>:<text:bookmark-start text:name="__DdeLink__991_182682679211"/>部门<text:bookmark-end text:name="__DdeLink__991_182682679211"/> <text:s text:c="9"/>标签类型： 手填下拉框 必填</text:p>
      <text:p text:style-name="P14"><text:tab/><text:tab/><text:tab/><text:tab/>字段名称_<text:span text:style-name="T3">8</text:span>:<text:bookmark-start text:name="__DdeLink__994_182682679211"/>岗位<text:bookmark-end text:name="__DdeLink__994_182682679211"/>层级 <text:s text:c="6"/>标签类型： 手填下拉框 必填</text:p>
      <text:p text:style-name="P14"><text:tab/><text:tab/><text:tab/><text:tab/>字段名称_<text:span text:style-name="T3">9</text:span>:<text:bookmark-start text:name="__DdeLink__528_199362306211"/><text:bookmark-start text:name="__DdeLink__996_182682679211"/>技能<text:bookmark-end text:name="__DdeLink__528_199362306211"/><text:bookmark-end text:name="__DdeLink__996_182682679211"/>情况 <text:s text:c="6"/>标签类型：文本框 必填</text:p>
      <text:p text:style-name="P14"><text:tab/><text:tab/><text:tab/><text:tab/>字段名称_<text:span text:style-name="T4">10</text:span>:调往地区 <text:s text:c="5"/>标签类型：手填下拉框 必填</text:p>
      <text:p text:style-name="P14"><text:tab/><text:tab/><text:tab/><text:tab/>字段名称_<text:span text:style-name="T4">11</text:span>:<text:bookmark-start text:name="__DdeLink__1370_111422588411"/>调往<text:bookmark-end text:name="__DdeLink__1370_111422588411"/>项目 <text:s text:c="5"/>标签类型：文本框 必填</text:p>
      <text:p text:style-name="P14"><text:tab/><text:tab/><text:tab/><text:tab/>字段名称_<text:span text:style-name="T4">12</text:span>:特殊要求 <text:s text:c="5"/>标签类型：文本框 必填</text:p>
      <text:p text:style-name="P14"><text:tab/><text:tab/><text:tab/><text:tab/>字段名称_<text:span text:style-name="T4">13</text:span>:<text:bookmark-start text:name="__DdeLink__1372_111422588411"/>计划<text:bookmark-end text:name="__DdeLink__1372_111422588411"/>到岗时间 <text:s text:c="2"/>标签类型：日期框（yyyy<text:span text:style-name="T17">-MM-dd</text:span>） 必填</text:p>
      <text:p text:style-name="P14"><text:tab/><text:tab/><text:tab/><text:tab/>字段名称_<text:span text:style-name="T4">14</text:span>:<text:bookmark-start text:name="__DdeLink__1374_111422588411"/>实际到岗时间<text:bookmark-end text:name="__DdeLink__1374_111422588411"/> <text:s text:c="2"/>标签类型：日期框（yyyy<text:span text:style-name="T17">-MM-dd</text:span>） 必填</text:p>
      <text:p text:style-name="P14"><text:tab/><text:tab/><text:tab/><text:tab/>字段名称_<text:span text:style-name="T4">15</text:span>:<text:bookmark-start text:name="__DdeLink__1376_111422588411"/>备注<text:bookmark-end text:name="__DdeLink__1376_111422588411"/> <text:s text:c="9"/>标签类型：文本框 </text:p>
      <text:p text:style-name="P14"/>
      <text:p text:style-name="P6"/>
      <text:p text:style-name="P15"><text:tab/><text:tab/><text:tab/><text:span text:style-name="T20">功能名字_</text:span><text:span text:style-name="T22">4</text:span><text:span text:style-name="T20">:删除</text:span> <text:s/>功能类型:<text:span text:style-name="T12">staffmovementapply/v1/delete/{id}</text:span></text:p>
      <text:p text:style-name="P21"><text:tab/><text:tab/><text:tab/><text:span text:style-name="T20">功能名字_</text:span><text:span text:style-name="T22">5</text:span><text:span text:style-name="T20">:规划模块审核</text:span> <text:s/>功能类型:<text:span text:style-name="T13">staffmovementapply/v1/planAudit</text:span></text:p>
      <text:p text:style-name="P5"><text:tab/><text:tab/><text:tab/><text:tab/></text:p>
      <text:p text:style-name="P16"><text:tab/><text:tab/><text:tab/><text:tab/>字段名称_<text:span text:style-name="T5">1</text:span>:规划模块<text:bookmark-start text:name="__DdeLink__1378_111422588412"/>审核人<text:bookmark-end text:name="__DdeLink__1378_111422588412"/> <text:s text:c="3"/>文本框 必填</text:p>
      <text:p text:style-name="P16"><text:tab/><text:tab/><text:tab/><text:tab/>字段名称_<text:span text:style-name="T6">2</text:span>:规划模块<text:bookmark-start text:name="__DdeLink__2415_2142078553111"/><text:bookmark-start text:name="__DdeLink__1380_1114225884111"/>审核<text:bookmark-end text:name="__DdeLink__2415_2142078553111"/><text:bookmark-end text:name="__DdeLink__1380_1114225884111"/>意见 <text:s text:c="5"/>文本框 必填</text:p>
      <text:p text:style-name="P21"><text:tab/><text:tab/><text:tab/><text:span text:style-name="T20">功能名字_</text:span><text:span text:style-name="T23">6</text:span><text:span text:style-name="T20">:预算模块审核</text:span> <text:s/>功能类型:<text:span text:style-name="T13">staffmovementapply/v1/budgetAudit</text:span></text:p>
      <text:p text:style-name="P16"><text:tab/><text:tab/><text:tab/><text:tab/></text:p>
      <text:p text:style-name="P17"><text:tab/><text:tab/><text:tab/><text:tab/>字段名称_<text:span text:style-name="T5">1</text:span>:预算模块<text:bookmark-start text:name="__DdeLink__1378_1114225884121"/>审核人<text:bookmark-end text:name="__DdeLink__1378_1114225884121"/> <text:s text:c="3"/>文本框 必填</text:p>
      <text:p text:style-name="P17"><text:tab/><text:tab/><text:tab/><text:tab/>字段名称_<text:span text:style-name="T6">2</text:span>:预算模块<text:bookmark-start text:name="__DdeLink__2415_21420785531111"/><text:bookmark-start text:name="__DdeLink__1380_11142258841111"/>审核<text:bookmark-end text:name="__DdeLink__2415_21420785531111"/><text:bookmark-end text:name="__DdeLink__1380_11142258841111"/>意见 <text:s text:c="5"/>文本框 必填</text:p>
      <text:p text:style-name="P16"/>
      <text:p text:style-name="P22"><text:tab/><text:tab/><text:tab/><text:span text:style-name="T20">功能名字_</text:span><text:span text:style-name="T23">7</text:span><text:span text:style-name="T20">:原决策层审核</text:span> <text:s/>功能类型:<text:span text:style-name="T14">staffmovementapply/v1/originalAudit</text:span></text:p>
      <text:p text:style-name="P16"><text:tab/><text:tab/><text:tab/><text:tab/></text:p>
      <text:p text:style-name="P18"><text:tab/><text:tab/><text:tab/><text:tab/>字段名称_<text:span text:style-name="T5">1</text:span>:原决策层<text:bookmark-start text:name="__DdeLink__1378_1114225884122"/>审核人<text:bookmark-end text:name="__DdeLink__1378_1114225884122"/> <text:s text:c="3"/>文本框 必填</text:p>
      <text:p text:style-name="P18"><text:tab/><text:tab/><text:tab/><text:tab/>字段名称_<text:span text:style-name="T6">2</text:span>:原决策层<text:bookmark-start text:name="__DdeLink__2415_21420785531112"/><text:bookmark-start text:name="__DdeLink__1380_11142258841112"/>审核<text:bookmark-end text:name="__DdeLink__2415_21420785531112"/><text:bookmark-end text:name="__DdeLink__1380_11142258841112"/>意见 <text:s text:c="5"/>文本框 必填</text:p>
      <text:p text:style-name="P19"><text:tab/><text:tab/><text:tab/><text:tab/><text:span text:style-name="T18">字段名称_</text:span><text:span text:style-name="T19">3</text:span><text:span text:style-name="T18">:原决策层是否同意调动 <text:s text:c="5"/>下拉框（是/否） 必填</text:span></text:p>
      <text:p text:style-name="P23"><text:tab/><text:tab/><text:tab/><text:span text:style-name="T20">功能名字_</text:span><text:span text:style-name="T23">8</text:span><text:span text:style-name="T20">:调往决策层审核</text:span> <text:s/>功能类型:<text:span text:style-name="T15">staffmovementapply/v1/transferAudit</text:span></text:p>
      <text:p text:style-name="P16"><text:tab/><text:tab/><text:tab/><text:tab/></text:p>
      <text:p text:style-name="P18"><text:tab/><text:tab/><text:tab/><text:tab/>字段名称_<text:span text:style-name="T5">1</text:span>:调往决策层<text:bookmark-start text:name="__DdeLink__1378_1114225884123"/>审核人<text:bookmark-end text:name="__DdeLink__1378_1114225884123"/> <text:s text:c="3"/>文本框 必填</text:p>
      <text:p text:style-name="P18"><text:tab/><text:tab/><text:tab/><text:tab/>字段名称_<text:span text:style-name="T6">2</text:span>:调往决策层<text:bookmark-start text:name="__DdeLink__2415_21420785531113"/><text:bookmark-start text:name="__DdeLink__1380_11142258841113"/>审核<text:bookmark-end text:name="__DdeLink__2415_21420785531113"/><text:bookmark-end text:name="__DdeLink__1380_11142258841113"/>意见 <text:s text:c="5"/>文本框 必填</text:p>
      <text:p text:style-name="P20"><text:tab/><text:tab/><text:tab/><text:tab/><text:span text:style-name="T18">字段名称_</text:span><text:span text:style-name="T19">3</text:span><text:span text:style-name="T18">:调往决策层是否同意调动 <text:s text:c="5"/>下拉框（是/否） 必填</text:span></text:p>
      <text:p text:style-name="P23"><text:tab/><text:tab/><text:tab/><text:span text:style-name="T20">功能名字_</text:span><text:span text:style-name="T23">9</text:span><text:span text:style-name="T20">:总经办审核</text:span> <text:s/>功能类型:<text:span text:style-name="T15">staffmovementapply/v1/generalAudit</text:span></text:p>
      <text:p text:style-name="P16"><text:tab/><text:tab/><text:tab/><text:tab/></text:p>
      <text:p text:style-name="P18"><text:tab/><text:tab/><text:tab/><text:tab/>字段名称_<text:span text:style-name="T5">1</text:span>:总经办<text:bookmark-start text:name="__DdeLink__1378_1114225884124"/>审核人<text:bookmark-end text:name="__DdeLink__1378_1114225884124"/> <text:s text:c="3"/>文本框 必填</text:p>
      <text:p text:style-name="P18"><text:tab/><text:tab/><text:tab/><text:tab/>字段名称_<text:span text:style-name="T6">2</text:span>:总经办<text:bookmark-start text:name="__DdeLink__1380_11142258841114"/><text:bookmark-start text:name="__DdeLink__2415_21420785531114"/>审核<text:bookmark-end text:name="__DdeLink__1380_11142258841114"/><text:bookmark-end text:name="__DdeLink__2415_21420785531114"/>意见 <text:s text:c="5"/>文本框 必填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2:18.315571765</meta:creation-date>
    <dc:date>2017-08-15T14:07:26.354644629</dc:date>
    <meta:editing-duration>PT52M57S</meta:editing-duration>
    <meta:editing-cycles>65</meta:editing-cycles>
    <meta:generator>LibreOffice/5.2.6.1$Linux_X86_64 LibreOffice_project/20$Build-1</meta:generator>
    <meta:document-statistic meta:table-count="0" meta:image-count="0" meta:object-count="0" meta:page-count="2" meta:paragraph-count="90" meta:word-count="1304" meta:character-count="2505" meta:non-whitespace-character-count="1816"/>
  </office:meta>
</office:document-meta>
</file>